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2" manifest:media-type=""/>
  <manifest:file-entry manifest:full-path="ObjectReplacements/Object 1" manifest:media-type="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Column32" style:family="table-column">
      <style:table-column-properties style:column-width="1.0416in" style:use-optimal-column-width="false"/>
    </style:style>
    <style:style style:name="TableColumn33" style:family="table-column">
      <style:table-column-properties style:column-width="5.6513in" style:use-optimal-column-width="false"/>
    </style:style>
    <style:style style:name="Table31" style:family="table">
      <style:table-properties style:width="6.693in" fo:margin-left="-0.012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8pt" style:font-size-asian="8pt" style:font-size-complex="8pt"/>
    </style:style>
    <style:style style:name="TableColumn55" style:family="table-column">
      <style:table-column-properties style:column-width="3.3458in" style:use-optimal-column-width="false"/>
    </style:style>
    <style:style style:name="TableColumn56" style:family="table-column">
      <style:table-column-properties style:column-width="3.3472in" style:use-optimal-column-width="false"/>
    </style:style>
    <style:style style:name="Table54" style:family="table">
      <style:table-properties style:width="6.693in" fo:margin-left="-0.009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8pt" style:font-size-asian="8pt" style:font-size-complex="8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8" style:family="table-column">
      <style:table-column-properties style:column-width="1.0145in" style:use-optimal-column-width="false"/>
    </style:style>
    <style:style style:name="TableColumn89" style:family="table-column">
      <style:table-column-properties style:column-width="5.602in" style:use-optimal-column-width="false"/>
    </style:style>
    <style:style style:name="Table87" style:family="table">
      <style:table-properties style:width="6.6166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P95" style:parent-style-name="TableContents" style:family="paragraph">
      <style:text-properties fo:font-size="8pt" style:font-size-asian="8pt" style:font-size-complex="8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9" style:family="table-column">
      <style:table-column-properties style:column-width="1.0256in" style:use-optimal-column-width="false"/>
    </style:style>
    <style:style style:name="TableColumn100" style:family="table-column">
      <style:table-column-properties style:column-width="5.5909in" style:use-optimal-column-width="false"/>
    </style:style>
    <style:style style:name="Table98" style:family="table">
      <style:table-properties style:width="6.6166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8pt" style:font-size-asian="8pt" style:font-size-complex="8pt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" style:parent-style-name="TableContents" style:list-style-name="LFO1" style:family="paragraph">
      <style:text-properties fo:font-size="8pt" style:font-size-asian="8pt" style:font-size-complex="8pt"/>
    </style:style>
    <style:style style:name="P106" style:parent-style-name="TableContents" style:list-style-name="LFO1" style:family="paragraph">
      <style:text-properties fo:font-size="8pt" style:font-size-asian="8pt" style:font-size-complex="8pt"/>
    </style:style>
    <style:style style:name="P107" style:parent-style-name="TableContents" style:list-style-name="LFO1" style:family="paragraph">
      <style:text-properties fo:font-size="8pt" style:font-size-asian="8pt" style:font-size-complex="8pt"/>
    </style:style>
    <style:style style:name="P108" style:parent-style-name="TableContents" style:list-style-name="LFO1" style:family="paragraph">
      <style:text-properties fo:font-size="8pt" style:font-size-asian="8pt" style:font-size-complex="8pt"/>
    </style:style>
    <style:style style:name="P109" style:parent-style-name="TableContents" style:family="paragraph">
      <style:text-properties fo:font-size="8pt" style:font-size-asian="8pt" style:font-size-complex="8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3" style:family="table-column">
      <style:table-column-properties style:column-width="1.0361in" style:use-optimal-column-width="false"/>
    </style:style>
    <style:style style:name="TableColumn114" style:family="table-column">
      <style:table-column-properties style:column-width="5.5861in" style:use-optimal-column-width="false"/>
    </style:style>
    <style:style style:name="Table112" style:family="table">
      <style:table-properties style:width="6.6222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8pt" style:font-size-asian="8pt" style:font-size-complex="8pt"/>
    </style:style>
    <style:style style:name="TableCell1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P120" style:parent-style-name="TableContents" style:list-style-name="LFO2" style:family="paragraph">
      <style:text-properties fo:font-size="8pt" style:font-size-asian="8pt" style:font-size-complex="8pt"/>
    </style:style>
    <style:style style:name="P121" style:parent-style-name="TableContents" style:list-style-name="LFO2" style:family="paragraph">
      <style:text-properties fo:font-size="8pt" style:font-size-asian="8pt" style:font-size-complex="8pt"/>
    </style:style>
    <style:style style:name="P122" style:parent-style-name="TableContents" style:list-style-name="LFO2" style:family="paragraph">
      <style:text-properties fo:font-size="8pt" style:font-size-asian="8pt" style:font-size-complex="8pt"/>
    </style:style>
    <style:style style:name="P123" style:parent-style-name="TableContents" style:family="paragraph">
      <style:text-properties fo:font-size="8pt" style:font-size-asian="8pt" style:font-size-complex="8pt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P125" style:parent-style-name="TableContents" style:list-style-name="LFO3" style:family="paragraph">
      <style:text-properties fo:font-size="8pt" style:font-size-asian="8pt" style:font-size-complex="8pt"/>
    </style:style>
    <style:style style:name="P126" style:parent-style-name="TableContents" style:family="paragraph">
      <style:text-properties fo:font-size="8pt" style:font-size-asian="8pt" style:font-size-complex="8pt"/>
    </style:style>
    <style:style style:name="P127" style:parent-style-name="TableContents" style:list-style-name="LFO3" style:family="paragraph">
      <style:text-properties fo:font-size="8pt" style:font-size-asian="8pt" style:font-size-complex="8pt"/>
    </style:style>
    <style:style style:name="P128" style:parent-style-name="TableContents" style:family="paragraph">
      <style:text-properties fo:font-size="8pt" style:font-size-asian="8pt" style:font-size-complex="8pt"/>
    </style:style>
    <style:style style:name="P129" style:parent-style-name="TableContents" style:list-style-name="LFO4" style:family="paragraph">
      <style:text-properties fo:font-size="8pt" style:font-size-asian="8pt" style:font-size-complex="8pt"/>
    </style:style>
    <style:style style:name="P130" style:parent-style-name="TableContents" style:family="paragraph">
      <style:text-properties fo:font-size="8pt" style:font-size-asian="8pt" style:font-size-complex="8pt"/>
    </style:style>
    <style:style style:name="P131" style:parent-style-name="TableContents" style:list-style-name="LFO5" style:family="paragraph">
      <style:text-properties fo:font-size="8pt" style:font-size-asian="8pt" style:font-size-complex="8pt"/>
    </style:style>
    <style:style style:name="P132" style:parent-style-name="TableContents" style:family="paragraph">
      <style:text-properties fo:font-size="8pt" style:font-size-asian="8pt" style:font-size-complex="8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2" style:family="table-column">
      <style:table-column-properties style:column-width="3.3048in" style:use-optimal-column-width="false"/>
    </style:style>
    <style:style style:name="TableColumn143" style:family="table-column">
      <style:table-column-properties style:column-width="3.3048in" style:use-optimal-column-width="false"/>
    </style:style>
    <style:style style:name="Table141" style:family="table">
      <style:table-properties style:width="6.6097in" fo:margin-left="0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7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TableContents" style:family="paragraph">
      <style:text-properties fo:font-size="8pt" style:font-size-asian="8pt" style:font-size-complex="8pt"/>
    </style:style>
    <style:style style:name="P152" style:parent-style-name="TableContents" style:list-style-name="LFO4" style:family="paragraph">
      <style:text-properties fo:font-size="8pt" style:font-size-asian="8pt" style:font-size-complex="8pt"/>
    </style:style>
    <style:style style:name="P153" style:parent-style-name="TableContents" style:list-style-name="LFO4" style:family="paragraph">
      <style:text-properties fo:font-size="8pt" style:font-size-asian="8pt" style:font-size-complex="8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TableContents" style:family="paragraph">
      <style:text-properties fo:font-size="8pt" style:font-size-asian="8pt" style:font-size-complex="8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TableContents" style:family="paragraph">
      <style:text-properties fo:font-size="8pt" style:font-size-asian="8pt" style:font-size-complex="8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TableContents" style:family="paragraph">
      <style:text-properties fo:font-size="8pt" style:font-size-asian="8pt" style:font-size-complex="8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TableContents" style:family="paragraph">
      <style:text-properties fo:font-size="8pt" style:font-size-asian="8pt" style:font-size-complex="8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TableContents" style:family="paragraph">
      <style:text-properties fo:font-size="8pt" style:font-size-asian="8pt" style:font-size-complex="8pt"/>
    </style:style>
    <style:style style:name="P171" style:parent-style-name="TableContents" style:list-style-name="LFO6" style:family="paragraph">
      <style:text-properties fo:font-size="8pt" style:font-size-asian="8pt" style:font-size-complex="8pt"/>
    </style:style>
    <style:style style:name="P172" style:parent-style-name="TableContents" style:list-style-name="LFO6" style:family="paragraph">
      <style:text-properties fo:font-size="8pt" style:font-size-asian="8pt" style:font-size-complex="8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TableContents" style:family="paragraph">
      <style:text-properties fo:font-size="8pt" style:font-size-asian="8pt" style:font-size-complex="8pt"/>
    </style:style>
    <style:style style:name="P17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0.0034in solid #000000" fo:background-color="#D9D9D9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88" style:family="table-column">
      <style:table-column-properties style:column-width="3.3048in" style:use-optimal-column-width="false"/>
    </style:style>
    <style:style style:name="TableColumn189" style:family="table-column">
      <style:table-column-properties style:column-width="3.3048in" style:use-optimal-column-width="false"/>
    </style:style>
    <style:style style:name="Table187" style:family="table">
      <style:table-properties style:width="6.6097in" fo:margin-left="0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193" style:parent-style-name="TableContents" style:family="paragraph">
      <style:text-properties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TableContents" style:family="paragraph">
      <style:text-properties fo:font-size="8pt" style:font-size-asian="8pt" style:font-size-complex="8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TableContents" style:family="paragraph">
      <style:text-properties fo:font-size="8pt" style:font-size-asian="8pt" style:font-size-complex="8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TableContents" style:family="paragraph">
      <style:text-properties fo:font-size="8pt" style:font-size-asian="8pt" style:font-size-complex="8pt"/>
    </style:style>
    <style:style style:name="P20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8" style:family="table-column">
      <style:table-column-properties style:column-width="3.3048in" style:use-optimal-column-width="false"/>
    </style:style>
    <style:style style:name="TableColumn209" style:family="table-column">
      <style:table-column-properties style:column-width="3.3048in" style:use-optimal-column-width="false"/>
    </style:style>
    <style:style style:name="Table207" style:family="table">
      <style:table-properties style:width="6.6097in" fo:margin-left="0in" table:align="lef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TableContents" style:family="paragraph">
      <style:text-properties fo:font-size="8pt" style:font-size-asian="8pt" style:font-size-complex="8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TableContents" style:family="paragraph">
      <style:text-properties fo:font-size="8pt" style:font-size-asian="8pt" style:font-size-complex="8pt"/>
    </style:style>
    <style:style style:name="P22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7" style:family="table-column">
      <style:table-column-properties style:column-width="3.3048in" style:use-optimal-column-width="false"/>
    </style:style>
    <style:style style:name="TableColumn228" style:family="table-column">
      <style:table-column-properties style:column-width="3.3048in" style:use-optimal-column-width="false"/>
    </style:style>
    <style:style style:name="Table226" style:family="table">
      <style:table-properties style:width="6.6097in" fo:margin-left="0in" table:align="lef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3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TableContents" style:family="paragraph">
      <style:text-properties fo:font-size="8pt" style:font-size-asian="8pt" style:font-size-complex="8pt"/>
    </style:style>
    <style:style style:name="P23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1" style:family="table-column">
      <style:table-column-properties style:column-width="3.3048in" style:use-optimal-column-width="false"/>
    </style:style>
    <style:style style:name="TableColumn242" style:family="table-column">
      <style:table-column-properties style:column-width="3.3048in" style:use-optimal-column-width="false"/>
    </style:style>
    <style:style style:name="Table240" style:family="table">
      <style:table-properties style:width="6.6097in" fo:margin-left="0in" table:align="lef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TableContents" style:family="paragraph">
      <style:text-properties fo:font-size="8pt" style:font-size-asian="8pt" style:font-size-complex="8pt"/>
    </style:style>
    <style:style style:name="P25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font-size="8pt" style:font-size-asian="8pt" style:font-size-complex="8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font-size="8pt" style:font-size-asian="8pt" style:font-size-complex="8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font-size="8pt" style:font-size-asian="8pt" style:font-size-complex="8pt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8" style:parent-style-name="Standard" style:family="paragraph">
      <style:text-properties fo:font-size="8pt" style:font-size-asian="8pt" style:font-size-complex="8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fo:font-size="8pt" style:font-size-asian="8pt" style:font-size-complex="8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font-size="8pt" style:font-size-asian="8pt" style:font-size-complex="8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font-size="8pt" style:font-size-asian="8pt" style:font-size-complex="8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size="8pt" style:font-size-asian="8pt" style:font-size-complex="8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font-size="8pt" style:font-size-asian="8pt" style:font-size-complex="8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87" style:parent-style-name="Normal" style:family="paragraph">
      <style:text-properties text:display="none"/>
    </style:style>
    <style:style style:name="TableColumn289" style:family="table-column">
      <style:table-column-properties style:column-width="0.5013in" style:use-optimal-column-width="false"/>
    </style:style>
    <style:style style:name="TableColumn290" style:family="table-column">
      <style:table-column-properties style:column-width="0.6263in" style:use-optimal-column-width="false"/>
    </style:style>
    <style:style style:name="TableColumn291" style:family="table-column">
      <style:table-column-properties style:column-width="1.1659in" style:use-optimal-column-width="false"/>
    </style:style>
    <style:style style:name="TableColumn292" style:family="table-column">
      <style:table-column-properties style:column-width="4.3993in" style:use-optimal-column-width="false"/>
    </style:style>
    <style:style style:name="Table288" style:family="table">
      <style:table-properties style:width="6.693in" fo:margin-left="-0.009in" table:align="lef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29" style:parent-style-name="Standard" style:family="paragraph">
      <style:text-properties style:font-name-asian="Liberation Serif" style:font-name-complex="Liberation Serif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Buscar Ventas por Periodos (UC-15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G</text:p>
          </table:table-cell>
          <table:table-cell table:style-name="TableCell19">
            <text:p text:style-name="P20">El sistema permitirá buscar en Cajas los registros de Ventas que lo componen</text:p>
          </table:table-cell>
        </table:table-row>
        <table:table-row table:style-name="TableRow21">
          <table:table-cell table:style-name="TableCell22">
            <text:p text:style-name="P23">RF-0G</text:p>
          </table:table-cell>
          <table:table-cell table:style-name="TableCell24">
            <text:p text:style-name="P25">El sistema permitirá<text:s/>buscar en los Registros de Ventas las Ventas que lo componen</text:p>
          </table:table-cell>
        </table:table-row>
        <table:table-row table:style-name="TableRow26">
          <table:table-cell table:style-name="TableCell27">
            <text:p text:style-name="P28">RF-0G</text:p>
          </table:table-cell>
          <table:table-cell table:style-name="TableCell29">
            <text:p text:style-name="P30">El sistema permitirá Listar las Ventas completas (con una fecha de inicio y una fecha de fin como parámetro)..</text:p>
          </table:table-cell>
        </table:table-row>
      </table:table>
      <text:p text:style-name="Standard"/>
      <text:p text:style-name="Standard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Caso de Uso:</text:p>
          </table:table-cell>
          <table:table-cell table:style-name="TableCell37">
            <text:p text:style-name="P38">Buscar Ventas por Periodos (UC-15)</text:p>
          </table:table-cell>
        </table:table-row>
        <table:table-row table:style-name="TableRow39">
          <table:table-cell table:style-name="TableCell40">
            <text:p text:style-name="P41">Actores:</text:p>
          </table:table-cell>
          <table:table-cell table:style-name="TableCell42">
            <text:p text:style-name="P43">Encargado</text:p>
          </table:table-cell>
        </table:table-row>
        <table:table-row table:style-name="TableRow44">
          <table:table-cell table:style-name="TableCell45">
            <text:p text:style-name="P46">Tipo:</text:p>
          </table:table-cell>
          <table:table-cell table:style-name="TableCell47">
            <text:p text:style-name="P48">Esencial</text:p>
          </table:table-cell>
        </table:table-row>
        <table:table-row table:style-name="TableRow49">
          <table:table-cell table:style-name="TableCell50">
            <text:p text:style-name="P51">Descripción:</text:p>
          </table:table-cell>
          <table:table-cell table:style-name="TableCell52">
            <text:p text:style-name="P53">Realiza la búsqueda de Ventas completas con una fecha de inicio y fecha de fin como parámetro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columns-spanned="2">
            <text:soft-page-break/>
            <text:p text:style-name="P59">Nivel de Caso de uso:</text:p>
          </table:table-cell>
          <table:covered-table-cell/>
        </table:table-row>
        <table:table-row table:style-name="TableRow60">
          <table:table-cell table:style-name="TableCell61" table:number-columns-spanned="2">
            <text:p text:style-name="P62">Paquete: Modelo</text:p>
          </table:table-cell>
          <table:covered-table-cell/>
        </table:table-row>
        <table:table-row table:style-name="TableRow63">
          <table:table-cell table:style-name="TableCell64" table:number-columns-spanned="2">
            <text:p text:style-name="P65">Nombre del Caso de Uso: Buscar Ventas por Periodos<text:s/>(UC-15)</text:p>
          </table:table-cell>
          <table:covered-table-cell/>
        </table:table-row>
        <table:table-row table:style-name="TableRow66">
          <table:table-cell table:style-name="TableCell67" table:number-columns-spanned="2">
            <text:p text:style-name="P68">Prioridad:</text:p>
          </table:table-cell>
          <table:covered-table-cell/>
        </table:table-row>
        <table:table-row table:style-name="TableRow69">
          <table:table-cell table:style-name="TableCell70">
            <text:p text:style-name="P71">Categoría:</text:p>
          </table:table-cell>
          <table:table-cell table:style-name="TableCell72">
            <text:p text:style-name="P73">Significativo para la Arquitectura: Si</text:p>
          </table:table-cell>
        </table:table-row>
        <table:table-row table:style-name="TableRow74">
          <table:table-cell table:style-name="TableCell75" table:number-columns-spanned="2">
            <text:p text:style-name="P76">Complejidad: Media</text:p>
          </table:table-cell>
          <table:covered-table-cell/>
        </table:table-row>
        <table:table-row table:style-name="TableRow77">
          <table:table-cell table:style-name="TableCell78">
            <text:p text:style-name="P79">Actor Principal: Encargado</text:p>
          </table:table-cell>
          <table:table-cell table:style-name="TableCell80">
            <text:p text:style-name="P81">Actor Secundario: Ninguno</text:p>
          </table:table-cell>
        </table:table-row>
        <table:table-row table:style-name="TableRow82">
          <table:table-cell table:style-name="TableCell83" table:number-columns-spanned="2">
            <text:p text:style-name="P84">Tipo de Caso de Uso:</text:p>
          </table:table-cell>
          <table:covered-table-cell/>
        </table:table-row>
        <table:table-row table:style-name="TableRow85">
          <table:table-cell table:style-name="TableCell86" table:number-columns-spanned="2">
            <table:table table:style-name="Table87">
              <table:table-columns>
                <table:table-column table:style-name="TableColumn88"/>
                <table:table-column table:style-name="TableColumn89"/>
              </table:table-columns>
              <table:table-row table:style-name="TableRow90">
                <table:table-cell table:style-name="TableCell91">
                  <text:p text:style-name="P92">Objetivos:</text:p>
                </table:table-cell>
                <table:table-cell table:style-name="TableCell93">
                  <text:p text:style-name="P94">UC: Registrar la compra de artículos a un proveedor</text:p>
                  <text:p text:style-name="P95">Procesar Compra (UC-06):<text:s/>Requiere sectores de depósito que necesitan reposición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96">
          <table:table-cell table:style-name="TableCell97" table:number-columns-spanned="2">
            <table:table table:style-name="Table98">
              <table:table-columns>
                <table:table-column table:style-name="TableColumn99"/>
                <table:table-column table:style-name="TableColumn100"/>
              </table:table-columns>
              <table:table-row table:style-name="TableRow101">
                <table:table-cell table:style-name="TableCell102">
                  <text:p text:style-name="P103">Precondición:</text:p>
                </table:table-cell>
                <table:table-cell table:style-name="TableCell104">
                  <text:list text:style-name="LFO1" text:continue-numbering="true">
                    <text:list-item>
                      <text:p text:style-name="P105">El Encargado se identifica y autentica.</text:p>
                    </text:list-item>
                    <text:list-item>
                      <text:p text:style-name="P106">Deben existir Cajas a buscar.</text:p>
                    </text:list-item>
                    <text:list-item>
                      <text:p text:style-name="P107">Deben existir Registro de Ventas en las Cajas</text:p>
                    </text:list-item>
                    <text:list-item>
                      <text:p text:style-name="P108">Deben existir Ventas Completas en los Registros de Ventas</text:p>
                    </text:list-item>
                  </text:list>
                </table:table-cell>
              </table:table-row>
            </table:table>
            <text:p text:style-name="P109"/>
          </table:table-cell>
          <table:covered-table-cell/>
        </table:table-row>
        <table:table-row table:style-name="TableRow110">
          <table:table-cell table:style-name="TableCell111" table:number-columns-spanned="2">
            <table:table table:style-name="Table112">
              <table:table-columns>
                <table:table-column table:style-name="TableColumn113"/>
                <table:table-column table:style-name="TableColumn114"/>
              </table:table-columns>
              <table:table-row table:style-name="TableRow115">
                <table:table-cell table:style-name="TableCell116">
                  <text:p text:style-name="P117">Pos<text:s/>condición:</text:p>
                </table:table-cell>
                <table:table-cell table:style-name="TableCell118">
                  <text:p text:style-name="P119">Éxito: Flujo Normal</text:p>
                  <text:list text:style-name="LFO2" text:continue-numbering="true">
                    <text:list-item>
                      <text:p text:style-name="P120">Busca en Cajas los registros de Ventas que lo componen.</text:p>
                    </text:list-item>
                    <text:list-item>
                      <text:p text:style-name="P121">Busca en los Registros de Ventas las Ventas que lo componen</text:p>
                    </text:list-item>
                    <text:list-item>
                      <text:p text:style-name="P122">Busca Ventas completas (con una fecha de inicio y una fecha de fin como parámetro).</text:p>
                    </text:list-item>
                  </text:list>
                  <text:p text:style-name="P123"/>
                  <text:p text:style-name="P124">Fracaso 1:<text:s/></text:p>
                  <text:list text:style-name="LFO3" text:continue-numbering="true">
                    <text:list-item>
                      <text:p text:style-name="P125">*a En<text:s/>cualquier momento el sistema falla:</text:p>
                    </text:list-item>
                  </text:list>
                  <text:p text:style-name="P126">Fracaso 2:</text:p>
                  <text:list text:style-name="LFO3" text:continue-numbering="true">
                    <text:list-item>
                      <text:p text:style-name="P127">*a.2 El Sistema detecta anomalías intentando la recuperación</text:p>
                    </text:list-item>
                  </text:list>
                  <text:p text:style-name="P128">Fracaso 3:</text:p>
                  <text:list text:style-name="LFO4" text:continue-numbering="true">
                    <text:list-item>
                      <text:p text:style-name="P129">3.a El Sistema no presenta ninguna Venta<text:s/></text:p>
                    </text:list-item>
                  </text:list>
                  <text:p text:style-name="P130">Fracaso 4:</text:p>
                  <text:list text:style-name="LFO5" text:continue-numbering="true">
                    <text:list-item>
                      <text:p text:style-name="P131">4.a El Sistema no presenta ninguna Venta</text:p>
                    </text:list-item>
                  </text:list>
                </table:table-cell>
              </table:table-row>
            </table:table>
            <text:p text:style-name="P132"/>
          </table:table-cell>
          <table:covered-table-cell/>
        </table:table-row>
        <table:table-row table:style-name="TableRow133">
          <table:table-cell table:style-name="TableCell134" table:number-columns-spanned="2">
            <text:p text:style-name="P135"/>
          </table:table-cell>
          <table:covered-table-cell/>
        </table:table-row>
        <table:table-row table:style-name="TableRow136">
          <table:table-cell table:style-name="TableCell137" table:number-columns-spanned="2">
            <text:p text:style-name="P138">Flujo Normal</text:p>
          </table:table-cell>
          <table:covered-table-cell/>
        </table:table-row>
        <table:table-row table:style-name="TableRow139">
          <table:table-cell table:style-name="TableCell140" table:number-columns-spanned="2">
            <table:table table:style-name="Table141">
              <table:table-columns>
                <table:table-column table:style-name="TableColumn142"/>
                <table:table-column table:style-name="TableColumn143"/>
              </table:table-columns>
              <table:table-row table:style-name="TableRow144">
                <table:table-cell table:style-name="TableCell145">
                  <text:p text:style-name="P146">Actor</text:p>
                </table:table-cell>
                <table:table-cell table:style-name="TableCell147">
                  <text:p text:style-name="P148">Sistema</text:p>
                </table:table-cell>
              </table:table-row>
              <table:table-row table:style-name="TableRow149">
                <table:table-cell table:style-name="TableCell150">
                  <text:p text:style-name="P151">1. El<text:s/>Encargado solicita las Ventas Periodos, ingresando</text:p>
                  <text:list text:style-name="LFO4" text:continue-numbering="true">
                    <text:list-item>
                      <text:p text:style-name="P152">Fecha de inicio</text:p>
                    </text:list-item>
                    <text:list-item>
                      <text:p text:style-name="P153">Fecha de fin</text:p>
                    </text:list-item>
                  </text:list>
                </table:table-cell>
                <table:table-cell table:style-name="TableCell154">
                  <text:p text:style-name="P155"/>
                </table:table-cell>
              </table:table-row>
              <table:table-row table:style-name="TableRow156">
                <table:table-cell table:style-name="TableCell157">
                  <text:p text:style-name="P158"/>
                </table:table-cell>
                <table:table-cell table:style-name="TableCell159">
                  <text:p text:style-name="P160">2. El sistema Busca en las cajas los registros de Venta</text:p>
                </table:table-cell>
              </table:table-row>
              <table:table-row table:style-name="TableRow161">
                <table:table-cell table:style-name="TableCell162">
                  <text:p text:style-name="P163"/>
                </table:table-cell>
                <table:table-cell table:style-name="TableCell164">
                  <text:p text:style-name="P165">3. El sistema busca en los Registros de Venta las Ventas</text:p>
                </table:table-cell>
              </table:table-row>
              <table:table-row table:style-name="TableRow166">
                <table:table-cell table:style-name="TableCell167">
                  <text:p text:style-name="P168"/>
                </table:table-cell>
                <table:table-cell table:style-name="TableCell169">
                  <text:p text:style-name="P170">4. El Sistemas Busca las Ventas completas con<text:s/></text:p>
                  <text:list text:style-name="LFO6" text:continue-numbering="true">
                    <text:list-item>
                      <text:p text:style-name="P171">Fecha de<text:s/>venta mayor o igual a la fecha de inicio</text:p>
                    </text:list-item>
                    <text:list-item>
                      <text:p text:style-name="P172">Fecha de venta menor o igual a la fecha de fin</text:p>
                    </text:list-item>
                  </text:list>
                </table:table-cell>
              </table:table-row>
              <table:table-row table:style-name="TableRow173">
                <table:table-cell table:style-name="TableCell174">
                  <text:p text:style-name="P175"/>
                </table:table-cell>
                <table:table-cell table:style-name="TableCell176">
                  <text:p text:style-name="P177">5. El Sistema presenta las ventas buscadas</text:p>
                </table:table-cell>
              </table:table-row>
            </table:table>
            <text:p text:style-name="P178"/>
          </table:table-cell>
          <table:covered-table-cell/>
        </table:table-row>
        <table:table-row table:style-name="TableRow179">
          <table:table-cell table:style-name="TableCell180" table:number-columns-spanned="2">
            <text:p text:style-name="P181"/>
          </table:table-cell>
          <table:covered-table-cell/>
        </table:table-row>
        <table:table-row table:style-name="TableRow182">
          <table:table-cell table:style-name="TableCell183" table:number-columns-spanned="2">
            <text:p text:style-name="P184">Flujos Alternativos</text:p>
          </table:table-cell>
          <table:covered-table-cell/>
        </table:table-row>
        <table:table-row table:style-name="TableRow185">
          <table:table-cell table:style-name="TableCell186" table:number-columns-spanned="2">
            <table:table table:style-name="Table187">
              <table:table-columns>
                <table:table-column table:style-name="TableColumn188"/>
                <table:table-column table:style-name="TableColumn189"/>
              </table:table-columns>
              <table:table-row table:style-name="TableRow190">
                <table:table-cell table:style-name="TableCell191" table:number-columns-spanned="2">
                  <text:p text:style-name="P192">*a En cualquier momento el sistema falla:</text:p>
                  <text:p text:style-name="P193">Para dar soporte a la recuperación y registro correcto,<text:s/>asegurar los estados y eventos significativos de una transacción puedan recuperarse desde cualquier paso del escenario</text:p>
                </table:table-cell>
                <table:covered-table-cell/>
              </table:table-row>
              <table:table-row table:style-name="TableRow194">
                <table:table-cell table:style-name="TableCell195">
                  <text:p text:style-name="P196">1. El Cajero reinicia el Sistema, inicia sesión, y solicita la recuperación al estado anterior</text:p>
                </table:table-cell>
                <table:table-cell table:style-name="TableCell197">
                  <text:p text:style-name="P198"/>
                </table:table-cell>
              </table:table-row>
              <table:table-row table:style-name="TableRow199">
                <table:table-cell table:style-name="TableCell200">
                  <text:p text:style-name="P201"/>
                </table:table-cell>
                <table:table-cell table:style-name="TableCell202">
                  <text:p text:style-name="P203">2. El Sistema reconstituye el estado<text:s/>anterior</text:p>
                </table:table-cell>
              </table:table-row>
            </table:table>
            <text:p text:style-name="P204"/>
          </table:table-cell>
          <table:covered-table-cell/>
        </table:table-row>
        <table:table-row table:style-name="TableRow205">
          <table:table-cell table:style-name="TableCell206" table:number-columns-spanned="2">
            <table:table table:style-name="Table207">
              <table:table-columns>
                <table:table-column table:style-name="TableColumn208"/>
                <table:table-column table:style-name="TableColumn209"/>
              </table:table-columns>
              <table:table-row table:style-name="TableRow210">
                <table:table-cell table:style-name="TableCell211" table:number-columns-spanned="2">
                  <text:p text:style-name="P212">*a.2 El Sistema detecta anomalías intentando la recuperación</text:p>
                </table:table-cell>
                <table:covered-table-cell/>
              </table:table-row>
              <table:table-row table:style-name="TableRow213">
                <table:table-cell table:style-name="TableCell214">
                  <text:p text:style-name="P215"/>
                </table:table-cell>
                <table:table-cell table:style-name="TableCell216">
                  <text:p text:style-name="P217">1. El Sistema informa del error al Encargado, registra el error, y pasa a un estado limpio</text:p>
                </table:table-cell>
              </table:table-row>
              <table:table-row table:style-name="TableRow218">
                <table:table-cell table:style-name="TableCell219">
                  <text:p text:style-name="P220"/>
                </table:table-cell>
                <table:table-cell table:style-name="TableCell221">
                  <text:p text:style-name="P222">2. El Encargado comienza un nueva venta</text:p>
                </table:table-cell>
              </table:table-row>
            </table:table>
            <text:p text:style-name="P223"/>
          </table:table-cell>
          <table:covered-table-cell/>
        </table:table-row>
        <table:table-row table:style-name="TableRow224">
          <table:table-cell table:style-name="TableCell225" table:number-columns-spanned="2">
            <table:table table:style-name="Table226">
              <table:table-columns>
                <table:table-column table:style-name="TableColumn227"/>
                <table:table-column table:style-name="TableColumn228"/>
              </table:table-columns>
              <table:table-row table:style-name="TableRow229">
                <table:table-cell table:style-name="TableCell230" table:number-columns-spanned="2">
                  <text:p text:style-name="P231">3.a El sistema busca en los Registros de<text:s/>Venta las Ventas</text:p>
                </table:table-cell>
                <table:covered-table-cell/>
              </table:table-row>
              <table:table-row table:style-name="TableRow232">
                <table:table-cell table:style-name="TableCell233">
                  <text:p text:style-name="P234"/>
                </table:table-cell>
                <table:table-cell table:style-name="TableCell235">
                  <text:p text:style-name="P236">1. El Sistema no presenta ninguna Venta</text:p>
                </table:table-cell>
              </table:table-row>
            </table:table>
            <text:p text:style-name="P237"/>
          </table:table-cell>
          <table:covered-table-cell/>
        </table:table-row>
        <table:table-row table:style-name="TableRow238">
          <table:table-cell table:style-name="TableCell239" table:number-columns-spanned="2">
            <table:table table:style-name="Table240">
              <table:table-columns>
                <table:table-column table:style-name="TableColumn241"/>
                <table:table-column table:style-name="TableColumn242"/>
              </table:table-columns>
              <table:table-row table:style-name="TableRow243">
                <table:table-cell table:style-name="TableCell244" table:number-columns-spanned="2">
                  <text:p text:style-name="P245">4.a El Sistemas Busca las Ventas completas</text:p>
                </table:table-cell>
                <table:covered-table-cell/>
              </table:table-row>
              <table:table-row table:style-name="TableRow246">
                <table:table-cell table:style-name="TableCell247">
                  <text:p text:style-name="P248"/>
                </table:table-cell>
                <table:table-cell table:style-name="TableCell249">
                  <text:p text:style-name="P250">1. El Sistema no presenta ninguna Venta</text:p>
                </table:table-cell>
              </table:table-row>
            </table:table>
            <text:p text:style-name="P251"/>
          </table:table-cell>
          <table:covered-table-cell/>
        </table:table-row>
        <table:table-row table:style-name="TableRow252">
          <table:table-cell table:style-name="TableCell253" table:number-columns-spanned="2">
            <text:p text:style-name="P254"/>
          </table:table-cell>
          <table:covered-table-cell/>
        </table:table-row>
        <table:table-row table:style-name="TableRow255">
          <table:table-cell table:style-name="TableCell256" table:number-columns-spanned="2">
            <text:p text:style-name="P257">Observación: No contempla la consulta de Saldo en Deposito, está la realiza “Consultar Saldo en Deposito<text:s/>(UC-08)”</text:p>
          </table:table-cell>
          <table:covered-table-cell/>
        </table:table-row>
        <table:table-row table:style-name="TableRow258">
          <table:table-cell table:style-name="TableCell259" table:number-columns-spanned="2">
            <text:p text:style-name="P260">Reglas de Negocio Asociadas:<text:s/></text:p>
          </table:table-cell>
          <table:covered-table-cell/>
        </table:table-row>
        <table:table-row table:style-name="TableRow261">
          <table:table-cell table:style-name="TableCell262" table:number-columns-spanned="2">
            <text:p text:style-name="P263">Requerimientos no Funcionales Asociados:</text:p>
          </table:table-cell>
          <table:covered-table-cell/>
        </table:table-row>
        <table:table-row table:style-name="TableRow264">
          <table:table-cell table:style-name="TableCell265">
            <text:p text:style-name="P266">Fuente: Roberto Sueldo</text:p>
          </table:table-cell>
          <table:table-cell table:style-name="TableCell267">
            <text:p text:style-name="P268">Referencia Fuente: Trabajo Practico Integrador POO</text:p>
          </table:table-cell>
        </table:table-row>
        <text:soft-page-break/>
        <table:table-row table:style-name="TableRow269">
          <table:table-cell table:style-name="TableCell270" table:number-columns-spanned="2">
            <text:p text:style-name="P271">Asociación de Extensión: SI</text:p>
          </table:table-cell>
          <table:covered-table-cell/>
        </table:table-row>
        <table:table-row table:style-name="TableRow272">
          <table:table-cell table:style-name="TableCell273" table:number-columns-spanned="2">
            <text:p text:style-name="P274">Asociación de Inclusión: SI</text:p>
          </table:table-cell>
          <table:covered-table-cell/>
        </table:table-row>
        <table:table-row table:style-name="TableRow275">
          <table:table-cell table:style-name="TableCell276" table:number-columns-spanned="2">
            <text:p text:style-name="P277">Caso de Uso donde se incluye: “Procesar<text:s/>Transferencia de Deposito a Góndola (UC-12)”</text:p>
          </table:table-cell>
          <table:covered-table-cell/>
        </table:table-row>
        <table:table-row table:style-name="TableRow278">
          <table:table-cell table:style-name="TableCell279" table:number-columns-spanned="2">
            <text:p text:style-name="P280">Caso de Uso al que extiende: <text:s/>“Consultar Saldo de Articulo (UC-07)”</text:p>
          </table:table-cell>
          <table:covered-table-cell/>
        </table:table-row>
        <table:table-row table:style-name="TableRow281">
          <table:table-cell table:style-name="TableCell282" table:number-columns-spanned="2">
            <text:p text:style-name="P283">Caso de Uso de generalización:</text:p>
          </table:table-cell>
          <table:covered-table-cell/>
        </table:table-row>
        <table:table-row table:style-name="TableRow284">
          <table:table-cell table:style-name="TableCell285" table:number-columns-spanned="2">
            <text:p text:style-name="P286">Historia de cambios</text:p>
          </table:table-cell>
          <table:covered-table-cell/>
        </table:table-row>
      </table:table>
      <text:p text:style-name="P287"/>
      <table:table table:style-name="Table288">
        <table:table-columns>
          <table:table-column table:style-name="TableColumn289"/>
          <table:table-column table:style-name="TableColumn290"/>
          <table:table-column table:style-name="TableColumn291"/>
          <table:table-column table:style-name="TableColumn292"/>
        </table:table-columns>
        <table:table-row table:style-name="TableRow293">
          <table:table-cell table:style-name="TableCell294">
            <text:p text:style-name="P295">Versión</text:p>
          </table:table-cell>
          <table:table-cell table:style-name="TableCell296">
            <text:p text:style-name="P297">Fecha</text:p>
          </table:table-cell>
          <table:table-cell table:style-name="TableCell298">
            <text:p text:style-name="P299">Autor</text:p>
          </table:table-cell>
          <table:table-cell table:style-name="TableCell300">
            <text:p text:style-name="P301">Descripción de Cambio</text:p>
          </table:table-cell>
        </table:table-row>
        <table:table-row table:style-name="TableRow302">
          <table:table-cell table:style-name="TableCell303">
            <text:p text:style-name="P304">1.0</text:p>
          </table:table-cell>
          <table:table-cell table:style-name="TableCell305">
            <text:p text:style-name="P306">11/07/2015</text:p>
          </table:table-cell>
          <table:table-cell table:style-name="TableCell307">
            <text:p text:style-name="P308">Betancur Damián Ariel</text:p>
          </table:table-cell>
          <table:table-cell table:style-name="TableCell309">
            <text:p text:style-name="P310">Inicio<text:s/>del caso de uso</text:p>
          </table:table-cell>
        </table:table-row>
        <table:table-row table:style-name="TableRow311">
          <table:table-cell table:style-name="TableCell312">
            <text:p text:style-name="P313">1.0</text:p>
          </table:table-cell>
          <table:table-cell table:style-name="TableCell314">
            <text:p text:style-name="P315">11/07/2015</text:p>
          </table:table-cell>
          <table:table-cell table:style-name="TableCell316">
            <text:p text:style-name="P317">Betancur Damián Ariel</text:p>
          </table:table-cell>
          <table:table-cell table:style-name="TableCell318">
            <text:p text:style-name="P319">Diagrama de Secuencia del Sistema (DSS)</text:p>
          </table:table-cell>
        </table:table-row>
        <table:table-row table:style-name="TableRow320">
          <table:table-cell table:style-name="TableCell321">
            <text:p text:style-name="P322">1.0</text:p>
          </table:table-cell>
          <table:table-cell table:style-name="TableCell323">
            <text:p text:style-name="P324">20/07/2015</text:p>
          </table:table-cell>
          <table:table-cell table:style-name="TableCell325">
            <text:p text:style-name="P326">Betancur Damián Ariel</text:p>
          </table:table-cell>
          <table:table-cell table:style-name="TableCell327">
            <text:p text:style-name="P328">Codificación del caso de uso, asociación de requisitos y reglas del negocio</text:p>
          </table:table-cell>
        </table:table-row>
      </table:table>
      <text:p text:style-name="P32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Diagrama de Secuencia del Sistema</text:p>
      <text:p text:style-name="Standard"/>
      <text:p text:style-name="Standard"><draw:frame draw:z-index="251659264" draw:id="id0" draw:style-name="a0" draw:name="Object 2" text:anchor-type="paragraph" svg:x="0in" svg:y="0.00417in" svg:width="5.94236in" svg:height="2.00625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1312" draw:id="id1" draw:style-name="a1" draw:name="Object 3" text:anchor-type="paragraph" svg:x="0in" svg:y="0in" svg:width="5.94236in" svg:height="2.00625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2T16:41:00Z</dc:date>
    <meta:print-date>2014-11-21T17:11:00Z</meta:print-date>
    <meta:template xlink:href="Normal" xlink:type="simple"/>
    <meta:editing-cycles>191</meta:editing-cycles>
    <meta:editing-duration>PT77040S</meta:editing-duration>
    <meta:document-statistic meta:page-count="5" meta:paragraph-count="7" meta:word-count="590" meta:character-count="3830" meta:row-count="27" meta:non-whitespace-character-count="3247"/>
  </office:meta>
</office:document-meta>
</file>